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rinda" svg:font-family="Vrinda"/>
    <style:font-face style:name="Vrinda1" svg:font-family="Vrind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rinda" svg:font-family="Vrinda"/>
    <style:font-face style:name="Vrinda1" svg:font-family="Vrind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rinda1" style:font-family-complex="Vrin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rinda" style:font-family-complex="Vrind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rinda" style:font-family-complex="Vrin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rinda" style:font-family-complex="Vrind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0:26:59.645094597</meta:creation-date>
    <dc:date>2023-09-06T10:29:17.101649943</dc:date>
    <meta:editing-duration>PT1M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6.0.3$Linux_X86_64 LibreOffice_project/60$Build-3</meta:generator>
  </office:meta>
</office:document-meta>
</file>